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6.735cm" fo:min-width="5.215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6.735cm" fo:min-width="4.898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6.735cm" fo:min-width="3.31cm"/>
      <style:paragraph-properties style:writing-mode="lr-tb"/>
    </style:style>
    <style:style style:name="gr4" style:family="graphic" style:parent-style-name="objectwithoutfill">
      <style:graphic-properties svg:stroke-color="#3465a4" draw:fill="none" draw:textarea-vertical-align="middle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2.925cm" fo:min-width="15.057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2.925cm" fo:min-width="4.898cm"/>
      <style:paragraph-properties style:writing-mode="lr-tb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2.925cm" fo:min-width="4.897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1.973cm" fo:min-width="18.8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6.985cm" svg:x="2.27cm" svg:y="3.54cm">
          <text:p text:style-name="P1">Beverage_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8cm" svg:height="6.985cm" svg:x="9.572cm" svg:y="3.54cm">
          <text:p text:style-name="P1">Beverage_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6.985cm" svg:x="16.24cm" svg:y="3.54cm">
          <text:p text:style-name="P1">Beverage_c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1cm" svg:y1="10.525cm" svg:x2="4.81cm" svg:y2="13.382cm">
          <text:p/>
        </draw:line>
        <draw:line draw:style-name="gr4" draw:text-style-name="P2" draw:layer="layout" svg:x1="12.43cm" svg:y1="10.525cm" svg:x2="12.43cm" svg:y2="13.065cm">
          <text:p/>
        </draw:line>
        <draw:line draw:style-name="gr4" draw:text-style-name="P2" draw:layer="layout" svg:x1="18.145cm" svg:y1="10.525cm" svg:x2="18.145cm" svg:y2="12.747cm">
          <text:p/>
        </draw:line>
        <draw:custom-shape draw:style-name="gr5" draw:text-style-name="P1" draw:layer="layout" svg:width="15.557cm" svg:height="3.175cm" svg:x="3.54cm" svg:y="13.065cm">
          <text:p text:style-name="P1">bevereage_Branch_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98cm" svg:height="3.175cm" svg:x="1.952cm" svg:y="18.462cm">
          <text:p text:style-name="P1">beverage_CONSUNER_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97cm" svg:height="3.175cm" svg:x="8.62cm" svg:y="18.462cm">
          <text:p text:style-name="P1">beverage_CONSUMER_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98cm" svg:height="3.175cm" svg:x="14.652cm" svg:y="18.462cm">
          <text:p text:style-name="P1">beverage_CONSUMER_C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62cm" svg:y1="21.637cm" svg:x2="5.762cm" svg:y2="23.225cm">
          <text:p/>
        </draw:line>
        <draw:line draw:style-name="gr4" draw:text-style-name="P2" draw:layer="layout" svg:x1="12.112cm" svg:y1="21.637cm" svg:x2="12.112cm" svg:y2="23.225cm">
          <text:p/>
        </draw:line>
        <draw:line draw:style-name="gr4" draw:text-style-name="P2" draw:layer="layout" svg:x1="17.827cm" svg:y1="21.637cm" svg:x2="17.827cm" svg:y2="23.225cm">
          <text:p/>
        </draw:line>
        <draw:custom-shape draw:style-name="gr8" draw:text-style-name="P1" draw:layer="layout" svg:width="19.368cm" svg:height="2.223cm" svg:x="0.999cm" svg:y="23.542cm">
          <text:p text:style-name="P1">Beverage_CONSUMER_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6T10:53:15.042000000</meta:creation-date>
    <dc:date>2022-02-06T19:37:20.646000000</dc:date>
    <meta:editing-duration>PT8H22M56S</meta:editing-duration>
    <meta:editing-cycles>1</meta:editing-cycles>
    <meta:document-statistic meta:object-count="14"/>
    <meta:generator>LibreOffice/7.3.0.3$Windows_X86_64 LibreOffice_project/0f246aa12d0eee4a0f7adcefbf7c878fc2238db3</meta:generator>
  </office:meta>
</office:document-meta>
</file>